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3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6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17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18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19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1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16" style:family="text">
      <style:text-properties fo:font-size="14pt" fo:language="en" fo:country="GB" style:font-size-asian="14pt" style:font-size-complex="14pt"/>
    </style:style>
    <style:style style:name="T17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NovaMonitor Map" draw:style-name="dp1" draw:master-page-name="Standard">
        <office:forms form:automatic-focus="false" form:apply-design-mode="false"/>
        <draw:rect draw:style-name="gr1" draw:text-style-name="P1" draw:layer="layout" svg:width="6.5cm" svg:height="1.5cm" svg:x="3.1cm" svg:y="19cm">
          <text:p text:style-name="P1">WebApp / JEE <text:span text:style-name="T1">server</text:span></text:p>
        </draw:rect>
        <draw:rect draw:style-name="gr2" draw:text-style-name="P2" draw:layer="layout" svg:width="6cm" svg:height="1cm" svg:x="1cm" svg:y="3cm">
          <text:p text:style-name="P1"><text:span text:style-name="T2">fr.bull.monitoring</text:span></text:p>
        </draw:rect>
        <draw:line draw:name="ddfg" draw:style-name="gr3" draw:text-style-name="P1" draw:layer="layout" svg:x1="6cm" svg:y1="19cm" svg:x2="6cm" svg:y2="14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5cm" svg:height="14cm" svg:x="1cm" svg:y="4cm">
          <text:p/>
        </draw:rect>
        <draw:rect draw:style-name="gr6" draw:text-style-name="P7" draw:layer="layout" svg:width="8.4cm" svg:height="3.5cm" svg:x="2.1cm" svg:y="10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</draw:rect>
        <draw:rect draw:style-name="gr6" draw:text-style-name="P7" draw:layer="layout" svg:width="5.5cm" svg:height="2.7cm" svg:x="19.3cm" svg:y="4.8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RequestContext</text:span></text:p>
          <text:p text:style-name="P6"><text:span text:style-name="T6"><text:tab/></text:span><text:span text:style-name="T6">RequestContext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556cm" svg:y="9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10.5cm" svg:x2="20cm" svg:y2="7.5cm">
          <svg:title>dfgdfg</svg:title>
          <text:p/>
        </draw:line>
        <draw:rect draw:style-name="gr6" draw:text-style-name="P7" draw:layer="layout" svg:width="7.1cm" svg:height="3.5cm" svg:x="2.9cm" svg:y="4.5cm">
          <text:p text:style-name="P5"><text:span text:style-name="T8">Collect graph &amp;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10.5cm" svg:x2="6.5cm" svg:y2="8cm">
          <svg:title>dfgdfg</svg:title>
          <text:p/>
        </draw:line>
        <draw:line draw:name="ddfg" draw:style-name="gr3" draw:text-style-name="P1" draw:layer="layout" svg:x1="10cm" svg:y1="6.2cm" svg:x2="19.2cm" svg:y2="6.2cm">
          <svg:title>dfgdfg</svg:title>
          <text:p/>
        </draw:line>
        <draw:frame draw:style-name="gr4" draw:text-style-name="P3" draw:layer="layout" svg:width="1.742cm" svg:height="0.806cm" svg:x="13.258cm" svg:y="5.394cm">
          <draw:text-box>
            <text:p><text:span text:style-name="T3">reads</text:span></text:p>
          </draw:text-box>
        </draw:frame>
        <draw:rect draw:style-name="gr1" draw:text-style-name="P8" draw:layer="layout" svg:width="2.5cm" svg:height="1cm" svg:x="16.2cm" svg:y="1cm">
          <text:p text:style-name="P1"><text:span text:style-name="T9">org,jrobin</text:span></text:p>
        </draw:rect>
        <draw:rect draw:style-name="gr1" draw:text-style-name="P8" draw:layer="layout" svg:width="3.5cm" svg:height="1cm" svg:x="8.9cm" svg:y="1cm">
          <text:p text:style-name="P1"><text:span text:style-name="T9">javax.servlet</text:span></text:p>
        </draw:rect>
        <draw:line draw:style-name="gr7" draw:text-style-name="P1" draw:layer="layout" svg:x1="16.5cm" svg:y1="4cm" svg:x2="14.5cm" svg:y2="2cm">
          <text:p/>
        </draw:line>
        <draw:line draw:style-name="gr8" draw:text-style-name="P1" draw:layer="layout" svg:x1="16.5cm" svg:y1="4cm" svg:x2="21cm" svg:y2="2cm">
          <text:p/>
        </draw:line>
        <draw:frame draw:style-name="gr4" draw:text-style-name="P3" draw:layer="layout" svg:width="3.093cm" svg:height="0.806cm" svg:x="21.6cm" svg:y="2.5cm">
          <draw:text-box>
            <text:p><text:span text:style-name="T3">depends on</text:span></text:p>
          </draw:text-box>
        </draw:frame>
        <draw:rect draw:style-name="gr1" draw:text-style-name="P1" draw:layer="layout" svg:width="6.5cm" svg:height="1.5cm" svg:x="18.6cm" svg:y="19cm">
          <text:p text:style-name="P1">Collect WebApp</text:p>
          <text:p text:style-name="P1">(optional)</text:p>
        </draw:rect>
        <draw:line draw:name="ddfg" draw:style-name="gr9" draw:text-style-name="P1" draw:layer="layout" svg:x1="21.8cm" svg:y1="19cm" svg:x2="21.8cm" svg:y2="12cm">
          <svg:title>dfgdfg</svg:title>
          <text:p/>
        </draw:line>
        <draw:frame draw:style-name="gr4" draw:text-style-name="P3" draw:layer="layout" svg:width="2.517cm" svg:height="0.806cm" svg:x="22cm" svg:y="18.1cm">
          <draw:text-box>
            <text:p><text:span text:style-name="T3">initializes</text:span></text:p>
          </draw:text-box>
        </draw:frame>
        <draw:line draw:name="ddfg" draw:style-name="gr9" draw:text-style-name="P1" draw:layer="layout" svg:x1="21.5cm" svg:y1="10cm" svg:x2="10cm" svg:y2="8cm">
          <svg:title>dfgdfg</svg:title>
          <text:p/>
        </draw:line>
        <draw:line draw:name="ddfg" draw:style-name="gr9" draw:text-style-name="P1" draw:layer="layout" svg:x1="21.8cm" svg:y1="10cm" svg:x2="21.8cm" svg:y2="7.5cm">
          <svg:title>dfgdfg</svg:title>
          <text:p/>
        </draw:line>
        <draw:rect draw:style-name="gr6" draw:text-style-name="P7" draw:layer="layout" svg:width="10.5cm" svg:height="4.4cm" svg:x="10.9cm" svg:y="13.1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CounterHtmlReport / CounterPdfReport</text:span></text:p>
          <text:p text:style-name="P6"><text:span text:style-name="T6"><text:tab/></text:span><text:span text:style-name="T6">JavaInformationsHtmlReport / pdf</text:span></text:p>
          <text:p text:style-name="P6"><text:span text:style-name="T6"><text:tab/></text:span><text:span text:style-name="T6">ThreadInformationsHtmlReport / pdf</text:span><text:span text:style-name="T6"><text:line-break/></text:span><text:span text:style-name="T6"><text:tab/></text:span><text:span text:style-name="T6">PdfDocumentFactory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2cm" svg:x2="15cm" svg:y2="13cm">
          <svg:title>dfgdfg</svg:title>
          <text:p/>
        </draw:line>
        <draw:line draw:name="ddfg" draw:style-name="gr9" draw:text-style-name="P1" draw:layer="layout" svg:x1="18.8cm" svg:y1="11.479cm" svg:x2="15.5cm" svg:y2="13cm">
          <svg:title>dfgdfg</svg:title>
          <text:p/>
        </draw:line>
        <draw:frame draw:style-name="gr4" draw:text-style-name="P3" draw:layer="layout" svg:width="5.438cm" svg:height="0.806cm" svg:x="12.062cm" svg:y="11.694cm">
          <draw:text-box>
            <text:p><text:span text:style-name="T3">delegates rendering to</text:span></text:p>
          </draw:text-box>
        </draw:frame>
        <draw:frame draw:style-name="gr4" draw:text-style-name="P3" draw:layer="layout" svg:width="2.242cm" svg:height="0.806cm" svg:x="4.258cm" svg:y="8.1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1.2cm" svg:x="1.3cm" svg:y="16.5cm">
          <text:p text:style-name="P5"><text:span text:style-name="T6">Parameter</text:span></text:p>
          <text:p text:style-name="P5"><text:span text:style-name="T6">Parameters</text:span></text:p>
        </draw:rect>
        <draw:frame draw:style-name="gr4" draw:text-style-name="P9" draw:layer="layout" svg:width="7.504cm" svg:height="1.127cm" svg:x="0.4cm" svg:y="0.9cm">
          <draw:text-box>
            <text:p><text:span text:style-name="T10">1. NovaMonitor Map</text:span></text:p>
          </draw:text-box>
        </draw:frame>
        <draw:rect draw:style-name="gr1" draw:text-style-name="P8" draw:layer="layout" svg:width="3.1cm" svg:height="1cm" svg:x="12.7cm" svg:y="1cm">
          <text:p text:style-name="P1"><text:span text:style-name="T9">java(x).sql</text:span></text:p>
        </draw:rect>
        <draw:line draw:style-name="gr7" draw:text-style-name="P1" draw:layer="layout" svg:x1="16.5cm" svg:y1="4cm" svg:x2="17.5cm" svg:y2="2cm">
          <text:p/>
        </draw:line>
        <draw:line draw:style-name="gr7" draw:text-style-name="P1" draw:layer="layout" svg:x1="16.5cm" svg:y1="4cm" svg:x2="11.5cm" svg:y2="2cm">
          <text:p/>
        </draw:line>
        <draw:rect draw:style-name="gr1" draw:text-style-name="P8" draw:layer="layout" svg:width="3.5cm" svg:height="1cm" svg:x="19.1cm" svg:y="1cm">
          <text:p text:style-name="P1"><text:span text:style-name="T9">itext (optional)</text:span></text:p>
        </draw:rect>
        <draw:rect draw:style-name="gr1" draw:text-style-name="P8" draw:layer="layout" svg:width="5.1cm" svg:height="0.92cm" svg:x="22.9cm" svg:y="1.04cm">
          <text:p text:style-name="P1"><text:span text:style-name="T9">javax.mail (optional)</text:span></text:p>
        </draw:rect>
        <draw:line draw:style-name="gr8" draw:text-style-name="P1" draw:layer="layout" svg:x1="16.5cm" svg:y1="4cm" svg:x2="24.5cm" svg:y2="2cm">
          <text:p/>
        </draw:line>
        <draw:rect draw:style-name="gr10" draw:text-style-name="P7" draw:layer="layout" svg:width="6cm" svg:height="2cm" svg:x="18.8cm" svg:y="10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Class Diagram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5.9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9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7.45cm" svg:x2="19.17cm" svg:y2="7.45cm">
          <text:p/>
        </draw:line>
        <draw:frame draw:style-name="gr4" draw:text-style-name="P10" draw:layer="layout" svg:width="1.852cm" svg:height="0.64cm" svg:x="16.318cm" svg:y="6.81cm">
          <draw:text-box>
            <text:p><text:span text:style-name="T5">requests</text:span></text:p>
          </draw:text-box>
        </draw:frame>
        <draw:rect draw:style-name="gr6" draw:text-style-name="P7" draw:layer="layout" svg:width="5.4cm" svg:height="8.505cm" svg:x="4.279cm" svg:y="11.995cm">
          <text:p text:style-name="P5"><text:span text:style-name="T4">Java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memoryDetails</text:span></text:p>
          <text:p text:style-name="P5"><text:span text:style-name="T6"><text:tab/></text:span><text:span text:style-name="T6">threadDetails</text:span></text:p>
          <text:p text:style-name="P5"><text:span text:style-name="T6"><text:tab/></text:span><text:span text:style-name="T6">dataBaseVersion</text:span></text:p>
        </draw:rect>
        <draw:rect draw:style-name="gr6" draw:text-style-name="P7" draw:layer="layout" svg:width="4.4cm" svg:height="3.5cm" svg:x="15.183cm" svg:y="14.218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9.683cm" svg:y1="16.218cm" svg:x2="15.183cm" svg:y2="16.218cm">
          <text:p/>
        </draw:line>
        <draw:frame draw:style-name="gr4" draw:text-style-name="P10" draw:layer="layout" svg:width="3.986cm" svg:height="0.64cm" svg:x="9.775cm" svg:y="15.53cm">
          <draw:text-box>
            <text:p><text:span text:style-name="T5">threadInformationsList</text:span></text:p>
          </draw:text-box>
        </draw:frame>
        <draw:rect draw:style-name="gr6" draw:text-style-name="P7" draw:layer="layout" svg:width="3.9cm" svg:height="1.5cm" svg:x="1.879cm" svg:y="3.995cm">
          <text:p text:style-name="P5"><text:span text:style-name="T4">MonitoringFilter</text:span></text:p>
          <text:p text:style-name="P5"><text:span text:style-name="T5"><text:tab/></text:span><text:span text:style-name="T5">t</text:span><text:span text:style-name="T6">imer</text:span></text:p>
        </draw:rect>
        <draw:rect draw:style-name="gr6" draw:text-style-name="P7" draw:layer="layout" svg:width="3.4cm" svg:height="1cm" svg:x="11.945cm" svg:y="2.5cm">
          <text:p text:style-name="P5"><text:span text:style-name="T4">JdbcWrapper</text:span></text:p>
        </draw:rect>
        <draw:line draw:style-name="gr3" draw:text-style-name="P1" draw:layer="layout" svg:x1="5.779cm" svg:y1="4.995cm" svg:x2="11.279cm" svg:y2="7.495cm">
          <text:p/>
        </draw:line>
        <draw:line draw:style-name="gr3" draw:text-style-name="P1" draw:layer="layout" svg:x1="13.5cm" svg:y1="3.5cm" svg:x2="13.5cm" svg:y2="6cm">
          <text:p/>
        </draw:line>
        <draw:frame draw:style-name="gr4" draw:text-style-name="P10" draw:layer="layout" svg:width="2.335cm" svg:height="0.64cm" svg:x="5.944cm" svg:y="4.495cm">
          <draw:text-box>
            <text:p><text:span text:style-name="T5">httpCounter</text:span></text:p>
          </draw:text-box>
        </draw:frame>
        <draw:frame draw:style-name="gr4" draw:text-style-name="P10" draw:layer="layout" svg:width="2.2cm" svg:height="0.64cm" svg:x="13.5cm" svg:y="3.86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2.079cm" svg:y="7.495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3.779cm" svg:y1="5.495cm" svg:x2="3.779cm" svg:y2="7.495cm">
          <text:p/>
        </draw:line>
        <draw:frame draw:style-name="gr4" draw:text-style-name="P10" draw:layer="layout" svg:width="1.81cm" svg:height="0.64cm" svg:x="3.779cm" svg:y="5.855cm">
          <draw:text-box>
            <text:p><text:span text:style-name="T5">collector</text:span></text:p>
          </draw:text-box>
        </draw:frame>
        <draw:line draw:style-name="gr9" draw:text-style-name="P1" draw:layer="layout" svg:x1="3.779cm" svg:y1="8.995cm" svg:x2="7.279cm" svg:y2="11.995cm">
          <text:p/>
        </draw:line>
        <draw:frame draw:style-name="gr12" draw:text-style-name="P10" draw:layer="layout" svg:width="1.518cm" svg:height="0.64cm" svg:x="5.279cm" svg:y="9.855cm">
          <draw:text-box>
            <text:p><text:span text:style-name="T5">''uses''</text:span></text:p>
          </draw:text-box>
        </draw:frame>
        <draw:rect draw:style-name="gr6" draw:text-style-name="P7" draw:layer="layout" svg:width="3.5cm" svg:height="2.5cm" svg:x="10.817cm" svg:y="9.923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9" draw:text-style-name="P1" draw:layer="layout" svg:x1="3.779cm" svg:y1="8.995cm" svg:x2="10.779cm" svg:y2="10.995cm">
          <text:p/>
        </draw:line>
        <draw:frame draw:style-name="gr4" draw:text-style-name="P9" draw:layer="layout" svg:width="6.17cm" svg:height="1.127cm" svg:x="0.401cm" svg:y="0.901cm">
          <draw:text-box>
            <text:p><text:span text:style-name="T10">2. Class Diagram</text:span></text:p>
          </draw:text-box>
        </draw:frame>
        <draw:rect draw:style-name="gr6" draw:text-style-name="P7" draw:layer="layout" svg:width="5cm" svg:height="1cm" svg:x="6.5cm" svg:y="3cm">
          <text:p text:style-name="P5"><text:span text:style-name="T4">MonitoringInterceptor</text:span></text:p>
        </draw:rect>
        <draw:line draw:style-name="gr3" draw:text-style-name="P1" draw:layer="layout" svg:x1="9cm" svg:y1="4cm" svg:x2="11cm" svg:y2="6cm">
          <text:p/>
        </draw:line>
        <draw:frame draw:style-name="gr4" draw:text-style-name="P10" draw:layer="layout" svg:width="2.221cm" svg:height="0.64cm" svg:x="9.5cm" svg:y="4.36cm">
          <draw:text-box>
            <text:p><text:span text:style-name="T5">ejbCounter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3. Request Sequence" draw:style-name="dp1" draw:master-page-name="Standard">
        <office:forms form:automatic-focus="false" form:apply-design-mode="false"/>
        <draw:rect draw:style-name="gr13" draw:text-style-name="P11" draw:layer="layout" svg:width="19cm" svg:height="16cm" svg:x="4.5cm" svg:y="3cm">
          <text:p text:style-name="P1"><text:span text:style-name="T11">WebApp</text:span></text:p>
        </draw:rect>
        <draw:rect draw:style-name="gr6" draw:text-style-name="P12" draw:layer="layout" svg:width="9cm" svg:height="1cm" svg:x="9.6cm" svg:y="8.7cm">
          <text:p text:style-name="P5"><text:span text:style-name="T12">Counter / CounterRequest / CounterContext</text:span></text:p>
        </draw:rect>
        <draw:frame draw:style-name="gr14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2" draw:layer="layout" svg:width="8cm" svg:height="1cm" svg:x="15.1cm" svg:y="4cm">
          <text:p text:style-name="P5"><text:span text:style-name="T12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15" draw:text-style-name="P8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2" draw:layer="layout" svg:width="7.4cm" svg:height="1cm" svg:x="11.2cm" svg:y="5.7cm">
          <text:p text:style-name="P5"><text:span text:style-name="T12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9" draw:layer="layout" svg:width="7.241cm" svg:height="1.127cm" svg:x="0.4cm" svg:y="0.9cm">
          <draw:text-box>
            <text:p><text:span text:style-name="T10">3. Request Sequence</text:span></text:p>
          </draw:text-box>
        </draw:frame>
        <draw:custom-shape draw:style-name="gr16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9">1. HTTP</text:span></text:p>
          </draw:text-box>
        </draw:frame>
        <draw:frame draw:style-name="gr4" draw:text-style-name="P13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17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" draw:layer="layout" svg:width="2.847cm" svg:height="1.457cm" svg:x="-0.1cm" svg:y="6.591cm">
          <draw:text-box>
            <text:p text:style-name="P1"><text:span text:style-name="T2">Admin</text:span></text:p>
            <text:p text:style-name="P1"><text:span text:style-name="T13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18" draw:text-style-name="P14" draw:layer="layout" svg:width="8.4cm" svg:height="1.5cm" draw:transform="rotate (1.5707963267946) translate (19.8cm 17.2cm)">
          <text:p text:style-name="P5"><text:span text:style-name="T14">JdbcWrapper / </text:span><text:span text:style-name="T14"><text:tab/></text:span><text:span text:style-name="T14">JdbcDriver</text:span></text:p>
        </draw:rect>
        <draw:rect draw:style-name="gr18" draw:text-style-name="P15" draw:layer="layout" svg:width="13cm" svg:height="1.5cm" draw:transform="rotate (1.5707963267946) translate (5.1cm 17.5cm)">
          <text:p text:style-name="P5"><text:span text:style-name="T14">MonitoringFilter</text:span></text:p>
        </draw:rect>
        <draw:rect draw:style-name="gr19" draw:text-style-name="P8" draw:layer="layout" svg:width="7.5cm" svg:height="3.5cm" svg:x="9.6cm" svg:y="11.5cm">
          <text:p text:style-name="P1"><text:span text:style-name="T15">Application</text:span><text:span text:style-name="T16"> Servlets, </text:span></text:p>
          <text:p text:style-name="P1"><text:span text:style-name="T16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20" draw:text-style-name="P3" draw:layer="layout" svg:width="2.348cm" svg:height="1cm" svg:x="17.407cm" svg:y="13.1cm">
          <draw:text-box>
            <text:p><text:span text:style-name="T9">3. JDBC</text:span></text:p>
          </draw:text-box>
        </draw:frame>
        <draw:custom-shape draw:style-name="gr21" draw:text-style-name="P8" draw:layer="layout" svg:width="2.5cm" svg:height="3.5cm" svg:x="25.2cm" svg:y="11.2cm">
          <text:p text:style-name="P1"><text:span text:style-name="T9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19" draw:text-style-name="P8" draw:layer="layout" svg:width="8.4cm" svg:height="1.5cm" draw:transform="rotate (1.5707963267946) translate (21.3cm 17.2cm)">
          <text:p text:style-name="P1"><text:span text:style-name="T16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9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9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9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17">application</text:span><text:span text:style-name="T3"> does not know of being monitored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meric Vernat</meta:initial-creator>
    <meta:creation-date>2008-12-10T10:42:53.42</meta:creation-date>
    <meta:editing-duration>PT06H24M03S</meta:editing-duration>
    <meta:editing-cycles>85</meta:editing-cycles>
    <dc:date>2009-02-03T13:05:41.42</dc:date>
    <dc:creator>Emeric Vernat</dc:creator>
    <meta:generator>OpenOffice.org/3.0$Win32 OpenOffice.org_project/300m9$Build-9358</meta:gener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